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3mm"/>
    </style:style>
    <style:style style:name="co3" style:family="table-column">
      <style:table-column-properties fo:break-before="auto" style:column-width="53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gramChar abs" table:style-name="ta1">
        <table:shapes>
          <draw:frame draw:z-index="0" draw:style-name="gr1" draw:text-style-name="P1" svg:width="198.52mm" svg:height="117.14mm" svg:x="140.13mm" svg:y="6.1mm">
            <draw:object draw:notify-on-update-of-ranges="'ngramChar abs'.C2:'ngramChar abs'.C2 'ngramChar abs'.C3:'ngramChar abs'.C57 'ngramChar abs'.D2:'ngramChar abs'.D2 'ngramChar abs'.D3:'ngramChar abs'.D57 'ngramChar abs'.E2:'ngramChar abs'.E2 'ngramChar abs'.E3:'ngramChar abs'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 table:number-columns-spanned="5" table:number-rows-spanned="1">
            <text:p>RF50 – abs</text:p>
          </table:table-cell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];&quot;-&quot;;[.B3])" office:value-type="string" office:string-value="1-1" calcext:value-type="string">
            <text:p>1-1</text:p>
          </table:table-cell>
          <table:table-cell office:value-type="float" office:value="0.9589" calcext:value-type="float">
            <text:p>0,9589</text:p>
          </table:table-cell>
          <table:table-cell office:value-type="float" office:value="0.8858" calcext:value-type="float">
            <text:p>0,8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4];&quot;-&quot;;[.B4])" office:value-type="string" office:string-value="1-2" calcext:value-type="string">
            <text:p>1-2</text:p>
          </table:table-cell>
          <table:table-cell office:value-type="float" office:value="0.9609" calcext:value-type="float">
            <text:p>0,9609</text:p>
          </table:table-cell>
          <table:table-cell office:value-type="float" office:value="0.8901" calcext:value-type="float">
            <text:p>0,8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5];&quot;-&quot;;[.B5])" office:value-type="string" office:string-value="1-3" calcext:value-type="string">
            <text:p>1-3</text:p>
          </table:table-cell>
          <table:table-cell office:value-type="float" office:value="0.9589" calcext:value-type="float">
            <text:p>0,9589</text:p>
          </table:table-cell>
          <table:table-cell office:value-type="float" office:value="0.8823" calcext:value-type="float">
            <text:p>0,8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6];&quot;-&quot;;[.B6])" office:value-type="string" office:string-value="1-4" calcext:value-type="string">
            <text:p>1-4</text:p>
          </table:table-cell>
          <table:table-cell office:value-type="float" office:value="0.9525" calcext:value-type="float">
            <text:p>0,9525</text:p>
          </table:table-cell>
          <table:table-cell office:value-type="float" office:value="0.8568" calcext:value-type="float">
            <text:p>0,8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[.A7];&quot;-&quot;;[.B7])" office:value-type="string" office:string-value="1-5" calcext:value-type="string">
            <text:p>1-5</text:p>
          </table:table-cell>
          <table:table-cell office:value-type="float" office:value="0.9407" calcext:value-type="float">
            <text:p>0,9407</text:p>
          </table:table-cell>
          <table:table-cell office:value-type="float" office:value="0.8068" calcext:value-type="float">
            <text:p>0,8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[.A8];&quot;-&quot;;[.B8])" office:value-type="string" office:string-value="1-6" calcext:value-type="string">
            <text:p>1-6</text:p>
          </table:table-cell>
          <table:table-cell office:value-type="float" office:value="0.9274" calcext:value-type="float">
            <text:p>0,9274</text:p>
          </table:table-cell>
          <table:table-cell office:value-type="float" office:value="0.7413" calcext:value-type="float">
            <text:p>0,7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9];&quot;-&quot;;[.B9])" office:value-type="string" office:string-value="1-7" calcext:value-type="string">
            <text:p>1-7</text:p>
          </table:table-cell>
          <table:table-cell office:value-type="float" office:value="0.9235" calcext:value-type="float">
            <text:p>0,9235</text:p>
          </table:table-cell>
          <table:table-cell office:value-type="float" office:value="0.7196" calcext:value-type="float">
            <text:p>0,7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[.A10];&quot;-&quot;;[.B10])" office:value-type="string" office:string-value="1-8" calcext:value-type="string">
            <text:p>1-8</text:p>
          </table:table-cell>
          <table:table-cell office:value-type="float" office:value="0.9158" calcext:value-type="float">
            <text:p>0,9158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[.A11];&quot;-&quot;;[.B11])" office:value-type="string" office:string-value="1-9" calcext:value-type="string">
            <text:p>1-9</text:p>
          </table:table-cell>
          <table:table-cell office:value-type="float" office:value="0.9108" calcext:value-type="float">
            <text:p>0,9108</text:p>
          </table:table-cell>
          <table:table-cell office:value-type="float" office:value="0.6437" calcext:value-type="float">
            <text:p>0,6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NCATENATE([.A12];&quot;-&quot;;[.B12])" office:value-type="string" office:string-value="1-10" calcext:value-type="string">
            <text:p>1-10</text:p>
          </table:table-cell>
          <table:table-cell office:value-type="float" office:value="0.9083" calcext:value-type="float">
            <text:p>0,9083</text:p>
          </table:table-cell>
          <table:table-cell office:value-type="float" office:value="0.6264" calcext:value-type="float">
            <text:p>0,626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[.A13];&quot;-&quot;;[.B13])" office:value-type="string" office:string-value="2-2" calcext:value-type="string">
            <text:p>2-2</text:p>
          </table:table-cell>
          <table:table-cell office:value-type="float" office:value="0.9531" calcext:value-type="float">
            <text:p>0,9531</text:p>
          </table:table-cell>
          <table:table-cell office:value-type="float" office:value="0.8627" calcext:value-type="float">
            <text:p>0,8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14];&quot;-&quot;;[.B14])" office:value-type="string" office:string-value="2-3" calcext:value-type="string">
            <text:p>2-3</text:p>
          </table:table-cell>
          <table:table-cell office:value-type="float" office:value="0.9521" calcext:value-type="float">
            <text:p>0,9521</text:p>
          </table:table-cell>
          <table:table-cell office:value-type="float" office:value="0.856" calcext:value-type="float">
            <text:p>0,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[.A15];&quot;-&quot;;[.B15])" office:value-type="string" office:string-value="2-4" calcext:value-type="string">
            <text:p>2-4</text:p>
          </table:table-cell>
          <table:table-cell office:value-type="float" office:value="0.945" calcext:value-type="float">
            <text:p>0,945</text:p>
          </table:table-cell>
          <table:table-cell office:value-type="float" office:value="0.8268" calcext:value-type="float">
            <text:p>0,8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16];&quot;-&quot;;[.B16])" office:value-type="string" office:string-value="2-5" calcext:value-type="string">
            <text:p>2-5</text:p>
          </table:table-cell>
          <table:table-cell office:value-type="float" office:value="0.9351" calcext:value-type="float">
            <text:p>0,9351</text:p>
          </table:table-cell>
          <table:table-cell office:value-type="float" office:value="0.7797" calcext:value-type="float">
            <text:p>0,7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NCATENATE([.A17];&quot;-&quot;;[.B17])" office:value-type="string" office:string-value="2-6" calcext:value-type="string">
            <text:p>2-6</text:p>
          </table:table-cell>
          <table:table-cell office:value-type="float" office:value="0.9251" calcext:value-type="float">
            <text:p>0,9251</text:p>
          </table:table-cell>
          <table:table-cell office:value-type="float" office:value="0.7283" calcext:value-type="float">
            <text:p>0,7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[.A18];&quot;-&quot;;[.B18])" office:value-type="string" office:string-value="2-7" calcext:value-type="string">
            <text:p>2-7</text:p>
          </table:table-cell>
          <table:table-cell office:value-type="float" office:value="0.9163" calcext:value-type="float">
            <text:p>0,9163</text:p>
          </table:table-cell>
          <table:table-cell office:value-type="float" office:value="0.6771" calcext:value-type="float">
            <text:p>0,6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19];&quot;-&quot;;[.B19])" office:value-type="string" office:string-value="2-8" calcext:value-type="string">
            <text:p>2-8</text:p>
          </table:table-cell>
          <table:table-cell office:value-type="float" office:value="0.9126" calcext:value-type="float">
            <text:p>0,9126</text:p>
          </table:table-cell>
          <table:table-cell office:value-type="float" office:value="0.6543" calcext:value-type="float">
            <text:p>0,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[.A20];&quot;-&quot;;[.B20])" office:value-type="string" office:string-value="2-9" calcext:value-type="string">
            <text:p>2-9</text:p>
          </table:table-cell>
          <table:table-cell office:value-type="float" office:value="0.9083" calcext:value-type="float">
            <text:p>0,9083</text:p>
          </table:table-cell>
          <table:table-cell office:value-type="float" office:value="0.6264" calcext:value-type="float">
            <text:p>0,6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[.A21];&quot;-&quot;;[.B21])" office:value-type="string" office:string-value="2-10" calcext:value-type="string">
            <text:p>2-10</text:p>
          </table:table-cell>
          <table:table-cell office:value-type="float" office:value="0.9067" calcext:value-type="float">
            <text:p>0,9067</text:p>
          </table:table-cell>
          <table:table-cell office:value-type="float" office:value="0.6153" calcext:value-type="float">
            <text:p>0,615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[.A22];&quot;-&quot;;[.B22])" office:value-type="string" office:string-value="3-3" calcext:value-type="string">
            <text:p>3-3</text:p>
          </table:table-cell>
          <table:table-cell office:value-type="float" office:value="0.9448" calcext:value-type="float">
            <text:p>0,9448</text:p>
          </table:table-cell>
          <table:table-cell office:value-type="float" office:value="0.8251" calcext:value-type="float">
            <text:p>0,8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[.A23];&quot;-&quot;;[.B23])" office:value-type="string" office:string-value="3-4" calcext:value-type="string">
            <text:p>3-4</text:p>
          </table:table-cell>
          <table:table-cell office:value-type="float" office:value="0.9355" calcext:value-type="float">
            <text:p>0,9355</text:p>
          </table:table-cell>
          <table:table-cell office:value-type="float" office:value="0.7821" calcext:value-type="float">
            <text:p>0,7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24];&quot;-&quot;;[.B24])" office:value-type="string" office:string-value="3-5" calcext:value-type="string">
            <text:p>3-5</text:p>
          </table:table-cell>
          <table:table-cell office:value-type="float" office:value="0.9272" calcext:value-type="float">
            <text:p>0,9272</text:p>
          </table:table-cell>
          <table:table-cell office:value-type="float" office:value="0.7391" calcext:value-type="float">
            <text:p>0,7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NCATENATE([.A25];&quot;-&quot;;[.B25])" office:value-type="string" office:string-value="3-6" calcext:value-type="string">
            <text:p>3-6</text:p>
          </table:table-cell>
          <table:table-cell office:value-type="float" office:value="0.918" calcext:value-type="float">
            <text:p>0,918</text:p>
          </table:table-cell>
          <table:table-cell office:value-type="float" office:value="0.6888" calcext:value-type="float">
            <text:p>0,6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NCATENATE([.A26];&quot;-&quot;;[.B26])" office:value-type="string" office:string-value="3-7" calcext:value-type="string">
            <text:p>3-7</text:p>
          </table:table-cell>
          <table:table-cell office:value-type="float" office:value="0.9127" calcext:value-type="float">
            <text:p>0,9127</text:p>
          </table:table-cell>
          <table:table-cell office:value-type="float" office:value="0.6552" calcext:value-type="float">
            <text:p>0,6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[.A27];&quot;-&quot;;[.B27])" office:value-type="string" office:string-value="3-8" calcext:value-type="string">
            <text:p>3-8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6401" calcext:value-type="float">
            <text:p>0,6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[.A28];&quot;-&quot;;[.B28])" office:value-type="string" office:string-value="3-9" calcext:value-type="string">
            <text:p>3-9</text:p>
          </table:table-cell>
          <table:table-cell office:value-type="float" office:value="0.9064" calcext:value-type="float">
            <text:p>0,9064</text:p>
          </table:table-cell>
          <table:table-cell office:value-type="float" office:value="0.6133" calcext:value-type="float">
            <text:p>0,6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A29];&quot;-&quot;;[.B29])" office:value-type="string" office:string-value="3-10" calcext:value-type="string">
            <text:p>3-10</text:p>
          </table:table-cell>
          <table:table-cell office:value-type="float" office:value="0.9049" calcext:value-type="float">
            <text:p>0,9049</text:p>
          </table:table-cell>
          <table:table-cell office:value-type="float" office:value="0.6029" calcext:value-type="float">
            <text:p>0,60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[.A30];&quot;-&quot;;[.B30])" office:value-type="string" office:string-value="4-4" calcext:value-type="string">
            <text:p>4-4</text:p>
          </table:table-cell>
          <table:table-cell office:value-type="float" office:value="0.9198" calcext:value-type="float">
            <text:p>0,9198</text:p>
          </table:table-cell>
          <table:table-cell office:value-type="float" office:value="0.6979" calcext:value-type="float">
            <text:p>0,6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[.A31];&quot;-&quot;;[.B31])" office:value-type="string" office:string-value="4-5" calcext:value-type="string">
            <text:p>4-5</text:p>
          </table:table-cell>
          <table:table-cell office:value-type="float" office:value="0.9141" calcext:value-type="float">
            <text:p>0,9141</text:p>
          </table:table-cell>
          <table:table-cell office:value-type="float" office:value="0.6636" calcext:value-type="float">
            <text:p>0,6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[.A32];&quot;-&quot;;[.B32])" office:value-type="string" office:string-value="4-6" calcext:value-type="string">
            <text:p>4-6</text:p>
          </table:table-cell>
          <table:table-cell office:value-type="float" office:value="0.9109" calcext:value-type="float">
            <text:p>0,9109</text:p>
          </table:table-cell>
          <table:table-cell office:value-type="float" office:value="0.6439" calcext:value-type="float">
            <text:p>0,6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[.A33];&quot;-&quot;;[.B33])" office:value-type="string" office:string-value="4-7" calcext:value-type="string">
            <text:p>4-7</text:p>
          </table:table-cell>
          <table:table-cell office:value-type="float" office:value="0.9071" calcext:value-type="float">
            <text:p>0,9071</text:p>
          </table:table-cell>
          <table:table-cell office:value-type="float" office:value="0.6183" calcext:value-type="float">
            <text:p>0,6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[.A34];&quot;-&quot;;[.B34])" office:value-type="string" office:string-value="4-8" calcext:value-type="string">
            <text:p>4-8</text:p>
          </table:table-cell>
          <table:table-cell office:value-type="float" office:value="0.9053" calcext:value-type="float">
            <text:p>0,9053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[.A35];&quot;-&quot;;[.B35])" office:value-type="string" office:string-value="4-9" calcext:value-type="string">
            <text:p>4-9</text:p>
          </table:table-cell>
          <table:table-cell office:value-type="float" office:value="0.9043" calcext:value-type="float">
            <text:p>0,9043</text:p>
          </table:table-cell>
          <table:table-cell office:value-type="float" office:value="0.5987" calcext:value-type="float">
            <text:p>0,5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[.A36];&quot;-&quot;;[.B36])" office:value-type="string" office:string-value="4-10" calcext:value-type="string">
            <text:p>4-10</text:p>
          </table:table-cell>
          <table:table-cell office:value-type="float" office:value="0.9044" calcext:value-type="float">
            <text:p>0,9044</text:p>
          </table:table-cell>
          <table:table-cell office:value-type="float" office:value="0.5998" calcext:value-type="float">
            <text:p>0,599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37];&quot;-&quot;;[.B37])" office:value-type="string" office:string-value="5-5" calcext:value-type="string">
            <text:p>5-5</text:p>
          </table:table-cell>
          <table:table-cell office:value-type="float" office:value="0.9081" calcext:value-type="float">
            <text:p>0,9081</text:p>
          </table:table-cell>
          <table:table-cell office:value-type="float" office:value="0.6254" calcext:value-type="float">
            <text:p>0,6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38];&quot;-&quot;;[.B38])" office:value-type="string" office:string-value="5-6" calcext:value-type="string">
            <text:p>5-6</text:p>
          </table:table-cell>
          <table:table-cell office:value-type="float" office:value="0.9049" calcext:value-type="float">
            <text:p>0,9049</text:p>
          </table:table-cell>
          <table:table-cell office:value-type="float" office:value="0.6029" calcext:value-type="float">
            <text:p>0,6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NCATENATE([.A39];&quot;-&quot;;[.B39])" office:value-type="string" office:string-value="5-7" calcext:value-type="string">
            <text:p>5-7</text:p>
          </table:table-cell>
          <table:table-cell office:value-type="float" office:value="0.9041" calcext:value-type="float">
            <text:p>0,9041</text:p>
          </table:table-cell>
          <table:table-cell office:value-type="float" office:value="0.5977" calcext:value-type="float">
            <text:p>0,5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[.A40];&quot;-&quot;;[.B40])" office:value-type="string" office:string-value="5-8" calcext:value-type="string">
            <text:p>5-8</text:p>
          </table:table-cell>
          <table:table-cell office:value-type="float" office:value="0.9034" calcext:value-type="float">
            <text:p>0,9034</text:p>
          </table:table-cell>
          <table:table-cell office:value-type="float" office:value="0.5923" calcext:value-type="float">
            <text:p>0,5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A41];&quot;-&quot;;[.B41])" office:value-type="string" office:string-value="5-9" calcext:value-type="string">
            <text:p>5-9</text:p>
          </table:table-cell>
          <table:table-cell office:value-type="float" office:value="0.9031" calcext:value-type="float">
            <text:p>0,9031</text:p>
          </table:table-cell>
          <table:table-cell office:value-type="float" office:value="0.5902" calcext:value-type="float">
            <text:p>0,5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NCATENATE([.A42];&quot;-&quot;;[.B42])" office:value-type="string" office:string-value="5-10" calcext:value-type="string">
            <text:p>5-10</text:p>
          </table:table-cell>
          <table:table-cell office:value-type="float" office:value="0.9022" calcext:value-type="float">
            <text:p>0,9022</text:p>
          </table:table-cell>
          <table:table-cell office:value-type="float" office:value="0.5837" calcext:value-type="float">
            <text:p>0,583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[.A43];&quot;-&quot;;[.B43])" office:value-type="string" office:string-value="6-6" calcext:value-type="string">
            <text:p>6-6</text:p>
          </table:table-cell>
          <table:table-cell office:value-type="float" office:value="0.9019" calcext:value-type="float">
            <text:p>0,9019</text:p>
          </table:table-cell>
          <table:table-cell office:value-type="float" office:value="0.5815" calcext:value-type="float">
            <text:p>0,5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NCATENATE([.A44];&quot;-&quot;;[.B44])" office:value-type="string" office:string-value="6-7" calcext:value-type="string">
            <text:p>6-7</text:p>
          </table:table-cell>
          <table:table-cell office:value-type="float" office:value="0.9033" calcext:value-type="float">
            <text:p>0,9033</text:p>
          </table:table-cell>
          <table:table-cell office:value-type="float" office:value="0.5913" calcext:value-type="float">
            <text:p>0,5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[.A45];&quot;-&quot;;[.B45])" office:value-type="string" office:string-value="6-8" calcext:value-type="string">
            <text:p>6-8</text:p>
          </table:table-cell>
          <table:table-cell office:value-type="float" office:value="0.9012" calcext:value-type="float">
            <text:p>0,9012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[.A46];&quot;-&quot;;[.B46])" office:value-type="string" office:string-value="6-9" calcext:value-type="string">
            <text:p>6-9</text:p>
          </table:table-cell>
          <table:table-cell office:value-type="float" office:value="0.901" calcext:value-type="float">
            <text:p>0,901</text:p>
          </table:table-cell>
          <table:table-cell office:value-type="float" office:value="0.574" calcext:value-type="float">
            <text:p>0,5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NCATENATE([.A47];&quot;-&quot;;[.B47])" office:value-type="string" office:string-value="6-10" calcext:value-type="string">
            <text:p>6-10</text:p>
          </table:table-cell>
          <table:table-cell office:value-type="float" office:value="0.9007" calcext:value-type="float">
            <text:p>0,9007</text:p>
          </table:table-cell>
          <table:table-cell office:value-type="float" office:value="0.5718" calcext:value-type="float">
            <text:p>0,57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ONCATENATE([.A48];&quot;-&quot;;[.B48])" office:value-type="string" office:string-value="7-7" calcext:value-type="string">
            <text:p>7-7</text:p>
          </table:table-cell>
          <table:table-cell office:value-type="float" office:value="0.8904" calcext:value-type="float">
            <text:p>0,8904</text:p>
          </table:table-cell>
          <table:table-cell office:value-type="float" office:value="0.4815" calcext:value-type="float">
            <text:p>0,4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[.A49];&quot;-&quot;;[.B49])" office:value-type="string" office:string-value="7-8" calcext:value-type="string">
            <text:p>7-8</text:p>
          </table:table-cell>
          <table:table-cell office:value-type="float" office:value="0.8993" calcext:value-type="float">
            <text:p>0,8993</text:p>
          </table:table-cell>
          <table:table-cell office:value-type="float" office:value="0.5595" calcext:value-type="float">
            <text:p>0,5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[.A50];&quot;-&quot;;[.B50])" office:value-type="string" office:string-value="7-9" calcext:value-type="string">
            <text:p>7-9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519" calcext:value-type="float">
            <text:p>0,5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[.A51];&quot;-&quot;;[.B51])" office:value-type="string" office:string-value="7-10" calcext:value-type="string">
            <text:p>7-10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519" calcext:value-type="float">
            <text:p>0,51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52];&quot;-&quot;;[.B52])" office:value-type="string" office:string-value="8-8" calcext:value-type="string">
            <text:p>8-8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4734" calcext:value-type="float">
            <text:p>0,4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[.A53];&quot;-&quot;;[.B53])" office:value-type="string" office:string-value="8-9" calcext:value-type="string">
            <text:p>8-9</text:p>
          </table:table-cell>
          <table:table-cell office:value-type="float" office:value="0.8935" calcext:value-type="float">
            <text:p>0,8935</text:p>
          </table:table-cell>
          <table:table-cell office:value-type="float" office:value="0.5102" calcext:value-type="float">
            <text:p>0,5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A54];&quot;-&quot;;[.B54])" office:value-type="string" office:string-value="8-10" calcext:value-type="string">
            <text:p>8-10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4748" calcext:value-type="float">
            <text:p>0,474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ONCATENATE([.A55];&quot;-&quot;;[.B55])" office:value-type="string" office:string-value="9-9" calcext:value-type="string">
            <text:p>9-9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4734" calcext:value-type="float">
            <text:p>0,47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NCATENATE([.A56];&quot;-&quot;;[.B56])" office:value-type="string" office:string-value="9-10" calcext:value-type="string">
            <text:p>9-10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4734" calcext:value-type="float">
            <text:p>0,473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CONCATENATE([.A57];&quot;-&quot;;[.B57])" office:value-type="string" office:string-value="10-10" calcext:value-type="string">
            <text:p>10-10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4734" calcext:value-type="float">
            <text:p>0,4734</text:p>
          </table:table-cell>
        </table:table-row>
      </table:table>
      <table:table table:name="ngramChar rel" table:style-name="ta1">
        <table:shapes>
          <draw:frame draw:z-index="0" draw:style-name="gr1" draw:text-style-name="P1" svg:width="261.39mm" svg:height="158.74mm" svg:x="153.61mm" svg:y="4.51mm">
            <draw:object draw:notify-on-update-of-ranges="'ngramChar rel'.C2:'ngramChar rel'.C2 'ngramChar rel'.C3:'ngramChar rel'.C57 'ngramChar rel'.D2:'ngramChar rel'.D2 'ngramChar rel'.D3:'ngramChar rel'.D57 'ngramChar rel'.E2:'ngramChar rel'.E2 'ngramChar rel'.E3:'ngramChar rel'.E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 table:number-columns-spanned="5" table:number-rows-spanned="1">
            <text:p>RF50 – rel </text:p>
          </table:table-cell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n min</text:p>
          </table:table-cell>
          <table:table-cell table:style-name="ce2" office:value-type="string" calcext:value-type="string">
            <text:p>n max</text:p>
          </table:table-cell>
          <table:table-cell table:style-name="ce2" office:value-type="string" calcext:value-type="string">
            <text:p>Modèles</text:p>
          </table:table-cell>
          <table:table-cell table:style-name="ce2" office:value-type="string" calcext:value-type="string">
            <text:p>Acc.</text:p>
          </table:table-cell>
          <table:table-cell table:style-name="ce2" office:value-type="string" calcext:value-type="string">
            <text:p>Macromoyenne F-mesu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];&quot;-&quot;;[.B3])" office:value-type="string" office:string-value="1-1" calcext:value-type="string">
            <text:p>1-1</text:p>
          </table:table-cell>
          <table:table-cell office:value-type="float" office:value="0.9624" calcext:value-type="float">
            <text:p>0,9624</text:p>
          </table:table-cell>
          <table:table-cell office:value-type="float" office:value="0.8971" calcext:value-type="float">
            <text:p>0,8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NCATENATE([.A4];&quot;-&quot;;[.B4])" office:value-type="string" office:string-value="1-2" calcext:value-type="string">
            <text:p>1-2</text:p>
          </table:table-cell>
          <table:table-cell office:value-type="float" office:value="0.9645" calcext:value-type="float">
            <text:p>0,9645</text:p>
          </table:table-cell>
          <table:table-cell office:value-type="float" office:value="0.9039" calcext:value-type="float">
            <text:p>0,9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NCATENATE([.A5];&quot;-&quot;;[.B5])" office:value-type="string" office:string-value="1-3" calcext:value-type="string">
            <text:p>1-3</text:p>
          </table:table-cell>
          <table:table-cell office:value-type="float" office:value="0.9669" calcext:value-type="float">
            <text:p>0,9669</text:p>
          </table:table-cell>
          <table:table-cell office:value-type="float" office:value="0.9096" calcext:value-type="float">
            <text:p>0,9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NCATENATE([.A6];&quot;-&quot;;[.B6])" office:value-type="string" office:string-value="1-4" calcext:value-type="string">
            <text:p>1-4</text:p>
          </table:table-cell>
          <table:table-cell office:value-type="float" office:value="0.9599" calcext:value-type="float">
            <text:p>0,9599</text:p>
          </table:table-cell>
          <table:table-cell office:value-type="float" office:value="0.8862" calcext:value-type="float">
            <text:p>0,8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NCATENATE([.A7];&quot;-&quot;;[.B7])" office:value-type="string" office:string-value="1-5" calcext:value-type="string">
            <text:p>1-5</text:p>
          </table:table-cell>
          <table:table-cell office:value-type="float" office:value="0.9549" calcext:value-type="float">
            <text:p>0,9549</text:p>
          </table:table-cell>
          <table:table-cell office:value-type="float" office:value="0.8666" calcext:value-type="float">
            <text:p>0,8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NCATENATE([.A8];&quot;-&quot;;[.B8])" office:value-type="string" office:string-value="1-6" calcext:value-type="string">
            <text:p>1-6</text:p>
          </table:table-cell>
          <table:table-cell office:value-type="float" office:value="0.9466" calcext:value-type="float">
            <text:p>0,9466</text:p>
          </table:table-cell>
          <table:table-cell office:value-type="float" office:value="0.8338" calcext:value-type="float">
            <text:p>0,8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[.A9];&quot;-&quot;;[.B9])" office:value-type="string" office:string-value="1-7" calcext:value-type="string">
            <text:p>1-7</text:p>
          </table:table-cell>
          <table:table-cell office:value-type="float" office:value="0.9429" calcext:value-type="float">
            <text:p>0,9429</text:p>
          </table:table-cell>
          <table:table-cell office:value-type="float" office:value="0.8166" calcext:value-type="float">
            <text:p>0,8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NCATENATE([.A10];&quot;-&quot;;[.B10])" office:value-type="string" office:string-value="1-8" calcext:value-type="string">
            <text:p>1-8</text:p>
          </table:table-cell>
          <table:table-cell office:value-type="float" office:value="0.9343" calcext:value-type="float">
            <text:p>0,9343</text:p>
          </table:table-cell>
          <table:table-cell office:value-type="float" office:value="0.7785" calcext:value-type="float">
            <text:p>0,7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NCATENATE([.A11];&quot;-&quot;;[.B11])" office:value-type="string" office:string-value="1-9" calcext:value-type="string">
            <text:p>1-9</text:p>
          </table:table-cell>
          <table:table-cell office:value-type="float" office:value="0.9268" calcext:value-type="float">
            <text:p>0,9268</text:p>
          </table:table-cell>
          <table:table-cell office:value-type="float" office:value="0.7392" calcext:value-type="float">
            <text:p>0,7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NCATENATE([.A12];&quot;-&quot;;[.B12])" office:value-type="string" office:string-value="1-10" calcext:value-type="string">
            <text:p>1-10</text:p>
          </table:table-cell>
          <table:table-cell office:value-type="float" office:value="0.9223" calcext:value-type="float">
            <text:p>0,9223</text:p>
          </table:table-cell>
          <table:table-cell office:value-type="float" office:value="0.7152" calcext:value-type="float">
            <text:p>0,715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[.A13];&quot;-&quot;;[.B13])" office:value-type="string" office:string-value="2-2" calcext:value-type="string">
            <text:p>2-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115" calcext:value-type="float">
            <text:p>0,9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NCATENATE([.A14];&quot;-&quot;;[.B14])" office:value-type="string" office:string-value="2-3" calcext:value-type="string">
            <text:p>2-3</text:p>
          </table:table-cell>
          <table:table-cell office:value-type="float" office:value="0.9649" calcext:value-type="float">
            <text:p>0,9649</text:p>
          </table:table-cell>
          <table:table-cell office:value-type="float" office:value="0.9036" calcext:value-type="float">
            <text:p>0,9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[.A15];&quot;-&quot;;[.B15])" office:value-type="string" office:string-value="2-4" calcext:value-type="string">
            <text:p>2-4</text:p>
          </table:table-cell>
          <table:table-cell office:value-type="float" office:value="0.9593" calcext:value-type="float">
            <text:p>0,9593</text:p>
          </table:table-cell>
          <table:table-cell office:value-type="float" office:value="0.8842" calcext:value-type="float">
            <text:p>0,8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NCATENATE([.A16];&quot;-&quot;;[.B16])" office:value-type="string" office:string-value="2-5" calcext:value-type="string">
            <text:p>2-5</text:p>
          </table:table-cell>
          <table:table-cell office:value-type="float" office:value="0.9549" calcext:value-type="float">
            <text:p>0,9549</text:p>
          </table:table-cell>
          <table:table-cell office:value-type="float" office:value="0.8659" calcext:value-type="float">
            <text:p>0,8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NCATENATE([.A17];&quot;-&quot;;[.B17])" office:value-type="string" office:string-value="2-6" calcext:value-type="string">
            <text:p>2-6</text:p>
          </table:table-cell>
          <table:table-cell office:value-type="float" office:value="0.9451" calcext:value-type="float">
            <text:p>0,9451</text:p>
          </table:table-cell>
          <table:table-cell office:value-type="float" office:value="0.8268" calcext:value-type="float">
            <text:p>0,8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NCATENATE([.A18];&quot;-&quot;;[.B18])" office:value-type="string" office:string-value="2-7" calcext:value-type="string">
            <text:p>2-7</text:p>
          </table:table-cell>
          <table:table-cell office:value-type="float" office:value="0.9365" calcext:value-type="float">
            <text:p>0,9365</text:p>
          </table:table-cell>
          <table:table-cell office:value-type="float" office:value="0.7883" calcext:value-type="float">
            <text:p>0,7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[.A19];&quot;-&quot;;[.B19])" office:value-type="string" office:string-value="2-8" calcext:value-type="string">
            <text:p>2-8</text:p>
          </table:table-cell>
          <table:table-cell office:value-type="float" office:value="0.932" calcext:value-type="float">
            <text:p>0,932</text:p>
          </table:table-cell>
          <table:table-cell office:value-type="float" office:value="0.7662" calcext:value-type="float">
            <text:p>0,7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[.A20];&quot;-&quot;;[.B20])" office:value-type="string" office:string-value="2-9" calcext:value-type="string">
            <text:p>2-9</text:p>
          </table:table-cell>
          <table:table-cell office:value-type="float" office:value="0.9287" calcext:value-type="float">
            <text:p>0,9287</text:p>
          </table:table-cell>
          <table:table-cell office:value-type="float" office:value="0.7476" calcext:value-type="float">
            <text:p>0,7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[.A21];&quot;-&quot;;[.B21])" office:value-type="string" office:string-value="2-10" calcext:value-type="string">
            <text:p>2-10</text:p>
          </table:table-cell>
          <table:table-cell office:value-type="float" office:value="0.9194" calcext:value-type="float">
            <text:p>0,9194</text:p>
          </table:table-cell>
          <table:table-cell office:value-type="float" office:value="0.6982" calcext:value-type="float">
            <text:p>0,698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[.A22];&quot;-&quot;;[.B22])" office:value-type="string" office:string-value="3-3" calcext:value-type="string">
            <text:p>3-3</text:p>
          </table:table-cell>
          <table:table-cell office:value-type="float" office:value="0.9612" calcext:value-type="float">
            <text:p>0,9612</text:p>
          </table:table-cell>
          <table:table-cell office:value-type="float" office:value="0.8905" calcext:value-type="float">
            <text:p>0,8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[.A23];&quot;-&quot;;[.B23])" office:value-type="string" office:string-value="3-4" calcext:value-type="string">
            <text:p>3-4</text:p>
          </table:table-cell>
          <table:table-cell office:value-type="float" office:value="0.9536" calcext:value-type="float">
            <text:p>0,9536</text:p>
          </table:table-cell>
          <table:table-cell office:value-type="float" office:value="0.862" calcext:value-type="float">
            <text:p>0,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NCATENATE([.A24];&quot;-&quot;;[.B24])" office:value-type="string" office:string-value="3-5" calcext:value-type="string">
            <text:p>3-5</text:p>
          </table:table-cell>
          <table:table-cell office:value-type="float" office:value="0.946" calcext:value-type="float">
            <text:p>0,946</text:p>
          </table:table-cell>
          <table:table-cell office:value-type="float" office:value="0.8309" calcext:value-type="float">
            <text:p>0,8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NCATENATE([.A25];&quot;-&quot;;[.B25])" office:value-type="string" office:string-value="3-6" calcext:value-type="string">
            <text:p>3-6</text:p>
          </table:table-cell>
          <table:table-cell office:value-type="float" office:value="0.9395" calcext:value-type="float">
            <text:p>0,9395</text:p>
          </table:table-cell>
          <table:table-cell office:value-type="float" office:value="0.802" calcext:value-type="float">
            <text:p>0,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NCATENATE([.A26];&quot;-&quot;;[.B26])" office:value-type="string" office:string-value="3-7" calcext:value-type="string">
            <text:p>3-7</text:p>
          </table:table-cell>
          <table:table-cell office:value-type="float" office:value="0.9351" calcext:value-type="float">
            <text:p>0,9351</text:p>
          </table:table-cell>
          <table:table-cell office:value-type="float" office:value="0.7808" calcext:value-type="float">
            <text:p>0,7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NCATENATE([.A27];&quot;-&quot;;[.B27])" office:value-type="string" office:string-value="3-8" calcext:value-type="string">
            <text:p>3-8</text:p>
          </table:table-cell>
          <table:table-cell office:value-type="float" office:value="0.9256" calcext:value-type="float">
            <text:p>0,9256</text:p>
          </table:table-cell>
          <table:table-cell office:value-type="float" office:value="0.7345" calcext:value-type="float">
            <text:p>0,7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[.A28];&quot;-&quot;;[.B28])" office:value-type="string" office:string-value="3-9" calcext:value-type="string">
            <text:p>3-9</text:p>
          </table:table-cell>
          <table:table-cell office:value-type="float" office:value="0.9217" calcext:value-type="float">
            <text:p>0,9217</text:p>
          </table:table-cell>
          <table:table-cell office:value-type="float" office:value="0.7109" calcext:value-type="float">
            <text:p>0,7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A29];&quot;-&quot;;[.B29])" office:value-type="string" office:string-value="3-10" calcext:value-type="string">
            <text:p>3-10</text:p>
          </table:table-cell>
          <table:table-cell office:value-type="float" office:value="0.918" calcext:value-type="float">
            <text:p>0,918</text:p>
          </table:table-cell>
          <table:table-cell office:value-type="float" office:value="0.6894" calcext:value-type="float">
            <text:p>0,68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[.A30];&quot;-&quot;;[.B30])" office:value-type="string" office:string-value="4-4" calcext:value-type="string">
            <text:p>4-4</text:p>
          </table:table-cell>
          <table:table-cell office:value-type="float" office:value="0.9473" calcext:value-type="float">
            <text:p>0,9473</text:p>
          </table:table-cell>
          <table:table-cell office:value-type="float" office:value="0.8355" calcext:value-type="float">
            <text:p>0,8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NCATENATE([.A31];&quot;-&quot;;[.B31])" office:value-type="string" office:string-value="4-5" calcext:value-type="string">
            <text:p>4-5</text:p>
          </table:table-cell>
          <table:table-cell office:value-type="float" office:value="0.9354" calcext:value-type="float">
            <text:p>0,9354</text:p>
          </table:table-cell>
          <table:table-cell office:value-type="float" office:value="0.7836" calcext:value-type="float">
            <text:p>0,7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NCATENATE([.A32];&quot;-&quot;;[.B32])" office:value-type="string" office:string-value="4-6" calcext:value-type="string">
            <text:p>4-6</text:p>
          </table:table-cell>
          <table:table-cell office:value-type="float" office:value="0.9299" calcext:value-type="float">
            <text:p>0,9299</text:p>
          </table:table-cell>
          <table:table-cell office:value-type="float" office:value="0.7574" calcext:value-type="float">
            <text:p>0,7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NCATENATE([.A33];&quot;-&quot;;[.B33])" office:value-type="string" office:string-value="4-7" calcext:value-type="string">
            <text:p>4-7</text:p>
          </table:table-cell>
          <table:table-cell office:value-type="float" office:value="0.924" calcext:value-type="float">
            <text:p>0,924</text:p>
          </table:table-cell>
          <table:table-cell office:value-type="float" office:value="0.7225" calcext:value-type="float">
            <text:p>0,7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[.A34];&quot;-&quot;;[.B34])" office:value-type="string" office:string-value="4-8" calcext:value-type="string">
            <text:p>4-8</text:p>
          </table:table-cell>
          <table:table-cell office:value-type="float" office:value="0.9178" calcext:value-type="float">
            <text:p>0,9178</text:p>
          </table:table-cell>
          <table:table-cell office:value-type="float" office:value="0.6889" calcext:value-type="float">
            <text:p>0,6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NCATENATE([.A35];&quot;-&quot;;[.B35])" office:value-type="string" office:string-value="4-9" calcext:value-type="string">
            <text:p>4-9</text:p>
          </table:table-cell>
          <table:table-cell office:value-type="float" office:value="0.9142" calcext:value-type="float">
            <text:p>0,9142</text:p>
          </table:table-cell>
          <table:table-cell office:value-type="float" office:value="0.6665" calcext:value-type="float">
            <text:p>0,6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[.A36];&quot;-&quot;;[.B36])" office:value-type="string" office:string-value="4-10" calcext:value-type="string">
            <text:p>4-10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6506" calcext:value-type="float">
            <text:p>0,650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37];&quot;-&quot;;[.B37])" office:value-type="string" office:string-value="5-5" calcext:value-type="string">
            <text:p>5-5</text:p>
          </table:table-cell>
          <table:table-cell office:value-type="float" office:value="0.9234" calcext:value-type="float">
            <text:p>0,9234</text:p>
          </table:table-cell>
          <table:table-cell office:value-type="float" office:value="0.7213" calcext:value-type="float">
            <text:p>0,72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NCATENATE([.A38];&quot;-&quot;;[.B38])" office:value-type="string" office:string-value="5-6" calcext:value-type="string">
            <text:p>5-6</text:p>
          </table:table-cell>
          <table:table-cell office:value-type="float" office:value="0.9188" calcext:value-type="float">
            <text:p>0,9188</text:p>
          </table:table-cell>
          <table:table-cell office:value-type="float" office:value="0.6943" calcext:value-type="float">
            <text:p>0,6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NCATENATE([.A39];&quot;-&quot;;[.B39])" office:value-type="string" office:string-value="5-7" calcext:value-type="string">
            <text:p>5-7</text:p>
          </table:table-cell>
          <table:table-cell office:value-type="float" office:value="0.9158" calcext:value-type="float">
            <text:p>0,9158</text:p>
          </table:table-cell>
          <table:table-cell office:value-type="float" office:value="0.6769" calcext:value-type="float">
            <text:p>0,6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NCATENATE([.A40];&quot;-&quot;;[.B40])" office:value-type="string" office:string-value="5-8" calcext:value-type="string">
            <text:p>5-8</text:p>
          </table:table-cell>
          <table:table-cell office:value-type="float" office:value="0.9121" calcext:value-type="float">
            <text:p>0,9121</text:p>
          </table:table-cell>
          <table:table-cell office:value-type="float" office:value="0.6529" calcext:value-type="float">
            <text:p>0,6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A41];&quot;-&quot;;[.B41])" office:value-type="string" office:string-value="5-9" calcext:value-type="string">
            <text:p>5-9</text:p>
          </table:table-cell>
          <table:table-cell office:value-type="float" office:value="0.9083" calcext:value-type="float">
            <text:p>0,9083</text:p>
          </table:table-cell>
          <table:table-cell office:value-type="float" office:value="0.6279" calcext:value-type="float">
            <text:p>0,6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NCATENATE([.A42];&quot;-&quot;;[.B42])" office:value-type="string" office:string-value="5-10" calcext:value-type="string">
            <text:p>5-10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6167" calcext:value-type="float">
            <text:p>0,616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[.A43];&quot;-&quot;;[.B43])" office:value-type="string" office:string-value="6-6" calcext:value-type="string">
            <text:p>6-6</text:p>
          </table:table-cell>
          <table:table-cell office:value-type="float" office:value="0.9111" calcext:value-type="float">
            <text:p>0,9111</text:p>
          </table:table-cell>
          <table:table-cell office:value-type="float" office:value="0.6456" calcext:value-type="float">
            <text:p>0,6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NCATENATE([.A44];&quot;-&quot;;[.B44])" office:value-type="string" office:string-value="6-7" calcext:value-type="string">
            <text:p>6-7</text:p>
          </table:table-cell>
          <table:table-cell office:value-type="float" office:value="0.9074" calcext:value-type="float">
            <text:p>0,9074</text:p>
          </table:table-cell>
          <table:table-cell office:value-type="float" office:value="0.6204" calcext:value-type="float">
            <text:p>0,6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[.A45];&quot;-&quot;;[.B45])" office:value-type="string" office:string-value="6-8" calcext:value-type="string">
            <text:p>6-8</text:p>
          </table:table-cell>
          <table:table-cell office:value-type="float" office:value="0.9074" calcext:value-type="float">
            <text:p>0,9074</text:p>
          </table:table-cell>
          <table:table-cell office:value-type="float" office:value="0.6212" calcext:value-type="float">
            <text:p>0,6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NCATENATE([.A46];&quot;-&quot;;[.B46])" office:value-type="string" office:string-value="6-9" calcext:value-type="string">
            <text:p>6-9</text:p>
          </table:table-cell>
          <table:table-cell office:value-type="float" office:value="0.9059" calcext:value-type="float">
            <text:p>0,9059</text:p>
          </table:table-cell>
          <table:table-cell office:value-type="float" office:value="0.6085" calcext:value-type="float">
            <text:p>0,60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NCATENATE([.A47];&quot;-&quot;;[.B47])" office:value-type="string" office:string-value="6-10" calcext:value-type="string">
            <text:p>6-10</text:p>
          </table:table-cell>
          <table:table-cell office:value-type="float" office:value="0.8982" calcext:value-type="float">
            <text:p>0,8982</text:p>
          </table:table-cell>
          <table:table-cell office:value-type="float" office:value="0.5524" calcext:value-type="float">
            <text:p>0,552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CONCATENATE([.A48];&quot;-&quot;;[.B48])" office:value-type="string" office:string-value="7-7" calcext:value-type="string">
            <text:p>7-7</text:p>
          </table:table-cell>
          <table:table-cell office:value-type="float" office:value="0.9041" calcext:value-type="float">
            <text:p>0,9041</text:p>
          </table:table-cell>
          <table:table-cell office:value-type="float" office:value="0.5968" calcext:value-type="float">
            <text:p>0,5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[.A49];&quot;-&quot;;[.B49])" office:value-type="string" office:string-value="7-8" calcext:value-type="string">
            <text:p>7-8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5839" calcext:value-type="float">
            <text:p>0,58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NCATENATE([.A50];&quot;-&quot;;[.B50])" office:value-type="string" office:string-value="7-9" calcext:value-type="string">
            <text:p>7-9</text:p>
          </table:table-cell>
          <table:table-cell office:value-type="float" office:value="0.9022" calcext:value-type="float">
            <text:p>0,9022</text:p>
          </table:table-cell>
          <table:table-cell office:value-type="float" office:value="0.5837" calcext:value-type="float">
            <text:p>0,5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[.A51];&quot;-&quot;;[.B51])" office:value-type="string" office:string-value="7-10" calcext:value-type="string">
            <text:p>7-10</text:p>
          </table:table-cell>
          <table:table-cell office:value-type="float" office:value="0.8966" calcext:value-type="float">
            <text:p>0,8966</text:p>
          </table:table-cell>
          <table:table-cell office:value-type="float" office:value="0.5373" calcext:value-type="float">
            <text:p>0,537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52];&quot;-&quot;;[.B52])" office:value-type="string" office:string-value="8-8" calcext:value-type="string">
            <text:p>8-8</text:p>
          </table:table-cell>
          <table:table-cell office:value-type="float" office:value="0.8917" calcext:value-type="float">
            <text:p>0,8917</text:p>
          </table:table-cell>
          <table:table-cell office:value-type="float" office:value="0.4935" calcext:value-type="float">
            <text:p>0,4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[.A53];&quot;-&quot;;[.B53])" office:value-type="string" office:string-value="8-9" calcext:value-type="string">
            <text:p>8-9</text:p>
          </table:table-cell>
          <table:table-cell office:value-type="float" office:value="0.8913" calcext:value-type="float">
            <text:p>0,8913</text:p>
          </table:table-cell>
          <table:table-cell office:value-type="float" office:value="0.4895" calcext:value-type="float">
            <text:p>0,48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A54];&quot;-&quot;;[.B54])" office:value-type="string" office:string-value="8-10" calcext:value-type="string">
            <text:p>8-10</text:p>
          </table:table-cell>
          <table:table-cell office:value-type="float" office:value="0.8904" calcext:value-type="float">
            <text:p>0,8904</text:p>
          </table:table-cell>
          <table:table-cell office:value-type="float" office:value="0.4828" calcext:value-type="float">
            <text:p>0,482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CONCATENATE([.A55];&quot;-&quot;;[.B55])" office:value-type="string" office:string-value="9-9" calcext:value-type="string">
            <text:p>9-9</text:p>
          </table:table-cell>
          <table:table-cell office:value-type="float" office:value="0.8899" calcext:value-type="float">
            <text:p>0,8899</text:p>
          </table:table-cell>
          <table:table-cell office:value-type="float" office:value="0.4775" calcext:value-type="float">
            <text:p>0,47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NCATENATE([.A56];&quot;-&quot;;[.B56])" office:value-type="string" office:string-value="9-10" calcext:value-type="string">
            <text:p>9-10</text:p>
          </table:table-cell>
          <table:table-cell office:value-type="float" office:value="0.8901" calcext:value-type="float">
            <text:p>0,8901</text:p>
          </table:table-cell>
          <table:table-cell office:value-type="float" office:value="0.4788" calcext:value-type="float">
            <text:p>0,478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CONCATENATE([.A57];&quot;-&quot;;[.B57])" office:value-type="string" office:string-value="10-10" calcext:value-type="string">
            <text:p>10-10</text:p>
          </table:table-cell>
          <table:table-cell office:value-type="float" office:value="0.8898" calcext:value-type="float">
            <text:p>0,8898</text:p>
          </table:table-cell>
          <table:table-cell office:value-type="float" office:value="0.4761" calcext:value-type="float">
            <text:p>0,4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0:37:15.907753994</meta:creation-date>
    <meta:generator>LibreOffice/6.0.7.3$Linux_X86_64 LibreOffice_project/00m0$Build-3</meta:generator>
    <dc:date>2020-04-08T10:45:36.157102902</dc:date>
    <meta:editing-duration>PT8M20S</meta:editing-duration>
    <meta:editing-cycles>2</meta:editing-cycles>
    <meta:document-statistic meta:table-count="2" meta:cell-count="5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53cm" svg:height="11.715cm" xlink:href=".." xlink:type="simple" chart:class="chart:line" chart:style-name="ch1">
        <chart:title svg:x="4.816cm" svg:y="0.37cm" chart:style-name="ch2">
          <text:p>Acc. et F-m (macro) selon les modèles - RF50 abs</text:p>
        </chart:title>
        <chart:subtitle svg:x="7.276cm" svg:y="1.383cm" chart:style-name="ch3">
          <text:p>Deft2011 train et deft2011 test</text:p>
        </chart:subtitle>
        <chart:legend chart:legend-position="end" svg:x="14.593cm" svg:y="5.309cm" style:legend-expansion="high" chart:style-name="ch4"/>
        <chart:plot-area chart:style-name="ch5" table:cell-range-address="'ngramChar abs'.C2:'ngramChar abs'.E57" chart:data-source-has-labels="both" svg:x="1.408cm" svg:y="2.3cm" svg:width="12.788cm" svg:height="8.2cm">
          <chartooo:coordinate-region svg:x="2.135cm" svg:y="2.3cm" svg:width="11.92cm" svg:height="6.87cm"/>
          <chart:axis chart:dimension="x" chart:name="primary-x" chart:style-name="ch6" chartooo:axis-type="auto">
            <chartooo:date-scale/>
            <chart:title svg:x="6.263cm" svg:y="10.734cm" chart:style-name="ch7">
              <text:p>Modèles ngramChar</text:p>
            </chart:title>
            <chart:categories table:cell-range-address="'ngramChar abs'.C3:'ngramChar abs'.C57"/>
          </chart:axis>
          <chart:axis chart:dimension="y" chart:name="primary-y" chart:style-name="ch6">
            <chart:title svg:x="0.451cm" svg:y="7.846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abs'.D3:'ngramChar abs'.D57" chart:label-cell-address="'ngramChar abs'.D2:'ngramChar abs'.D2" chart:class="chart:line">
            <chart:data-point chart:repeated="55"/>
          </chart:series>
          <chart:series chart:style-name="ch11" chart:values-cell-range-address="'ngramChar abs'.E3:'ngramChar abs'.E57" chart:label-cell-address="'ngramChar abs'.E2:'ngramChar abs'.E2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abs'.D2:'ngramChar abs'.D2</svg:desc>
                </draw:g>
              </table:table-cell>
              <table:table-cell office:value-type="string">
                <text:p>Macromoyenne F-mesure</text:p>
                <draw:g>
                  <svg:desc>'ngramChar abs'.E2:'ngramChar ab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abs'.C3:'ngramChar abs'.C57</svg:desc>
                </draw:g>
              </table:table-cell>
              <table:table-cell office:value-type="float" office:value="0.9589">
                <text:p>0.9589</text:p>
                <draw:g>
                  <svg:desc>'ngramChar abs'.D3:'ngramChar abs'.D57</svg:desc>
                </draw:g>
              </table:table-cell>
              <table:table-cell office:value-type="float" office:value="0.8858">
                <text:p>0.8858</text:p>
                <draw:g>
                  <svg:desc>'ngramChar abs'.E3:'ngramChar abs'.E57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609">
                <text:p>0.9609</text:p>
              </table:table-cell>
              <table:table-cell office:value-type="float" office:value="0.8901">
                <text:p>0.8901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589">
                <text:p>0.9589</text:p>
              </table:table-cell>
              <table:table-cell office:value-type="float" office:value="0.8823">
                <text:p>0.8823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525">
                <text:p>0.9525</text:p>
              </table:table-cell>
              <table:table-cell office:value-type="float" office:value="0.8568">
                <text:p>0.8568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407">
                <text:p>0.9407</text:p>
              </table:table-cell>
              <table:table-cell office:value-type="float" office:value="0.8068">
                <text:p>0.8068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274">
                <text:p>0.9274</text:p>
              </table:table-cell>
              <table:table-cell office:value-type="float" office:value="0.7413">
                <text:p>0.7413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235">
                <text:p>0.9235</text:p>
              </table:table-cell>
              <table:table-cell office:value-type="float" office:value="0.7196">
                <text:p>0.7196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158">
                <text:p>0.9158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108">
                <text:p>0.9108</text:p>
              </table:table-cell>
              <table:table-cell office:value-type="float" office:value="0.6437">
                <text:p>0.6437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083">
                <text:p>0.9083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531">
                <text:p>0.9531</text:p>
              </table:table-cell>
              <table:table-cell office:value-type="float" office:value="0.8627">
                <text:p>0.8627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521">
                <text:p>0.9521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45">
                <text:p>0.945</text:p>
              </table:table-cell>
              <table:table-cell office:value-type="float" office:value="0.8268">
                <text:p>0.8268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351">
                <text:p>0.9351</text:p>
              </table:table-cell>
              <table:table-cell office:value-type="float" office:value="0.7797">
                <text:p>0.7797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251">
                <text:p>0.9251</text:p>
              </table:table-cell>
              <table:table-cell office:value-type="float" office:value="0.7283">
                <text:p>0.7283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163">
                <text:p>0.9163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126">
                <text:p>0.9126</text:p>
              </table:table-cell>
              <table:table-cell office:value-type="float" office:value="0.6543">
                <text:p>0.6543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083">
                <text:p>0.9083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067">
                <text:p>0.9067</text:p>
              </table:table-cell>
              <table:table-cell office:value-type="float" office:value="0.6153">
                <text:p>0.6153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448">
                <text:p>0.9448</text:p>
              </table:table-cell>
              <table:table-cell office:value-type="float" office:value="0.8251">
                <text:p>0.8251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355">
                <text:p>0.9355</text:p>
              </table:table-cell>
              <table:table-cell office:value-type="float" office:value="0.7821">
                <text:p>0.7821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272">
                <text:p>0.9272</text:p>
              </table:table-cell>
              <table:table-cell office:value-type="float" office:value="0.7391">
                <text:p>0.7391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18">
                <text:p>0.918</text:p>
              </table:table-cell>
              <table:table-cell office:value-type="float" office:value="0.6888">
                <text:p>0.6888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127">
                <text:p>0.9127</text:p>
              </table:table-cell>
              <table:table-cell office:value-type="float" office:value="0.6552">
                <text:p>0.6552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104">
                <text:p>0.9104</text:p>
              </table:table-cell>
              <table:table-cell office:value-type="float" office:value="0.6401">
                <text:p>0.6401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064">
                <text:p>0.9064</text:p>
              </table:table-cell>
              <table:table-cell office:value-type="float" office:value="0.6133">
                <text:p>0.6133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049">
                <text:p>0.9049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198">
                <text:p>0.9198</text:p>
              </table:table-cell>
              <table:table-cell office:value-type="float" office:value="0.6979">
                <text:p>0.6979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141">
                <text:p>0.9141</text:p>
              </table:table-cell>
              <table:table-cell office:value-type="float" office:value="0.6636">
                <text:p>0.6636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109">
                <text:p>0.9109</text:p>
              </table:table-cell>
              <table:table-cell office:value-type="float" office:value="0.6439">
                <text:p>0.6439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071">
                <text:p>0.9071</text:p>
              </table:table-cell>
              <table:table-cell office:value-type="float" office:value="0.6183">
                <text:p>0.6183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053">
                <text:p>0.9053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043">
                <text:p>0.9043</text:p>
              </table:table-cell>
              <table:table-cell office:value-type="float" office:value="0.5987">
                <text:p>0.5987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044">
                <text:p>0.9044</text:p>
              </table:table-cell>
              <table:table-cell office:value-type="float" office:value="0.5998">
                <text:p>0.5998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081">
                <text:p>0.9081</text:p>
              </table:table-cell>
              <table:table-cell office:value-type="float" office:value="0.6254">
                <text:p>0.6254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049">
                <text:p>0.9049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041">
                <text:p>0.9041</text:p>
              </table:table-cell>
              <table:table-cell office:value-type="float" office:value="0.5977">
                <text:p>0.5977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034">
                <text:p>0.9034</text:p>
              </table:table-cell>
              <table:table-cell office:value-type="float" office:value="0.5923">
                <text:p>0.5923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031">
                <text:p>0.9031</text:p>
              </table:table-cell>
              <table:table-cell office:value-type="float" office:value="0.5902">
                <text:p>0.5902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022">
                <text:p>0.9022</text:p>
              </table:table-cell>
              <table:table-cell office:value-type="float" office:value="0.5837">
                <text:p>0.5837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019">
                <text:p>0.9019</text:p>
              </table:table-cell>
              <table:table-cell office:value-type="float" office:value="0.5815">
                <text:p>0.5815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033">
                <text:p>0.9033</text:p>
              </table:table-cell>
              <table:table-cell office:value-type="float" office:value="0.5913">
                <text:p>0.5913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012">
                <text:p>0.9012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01">
                <text:p>0.901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9007">
                <text:p>0.9007</text:p>
              </table:table-cell>
              <table:table-cell office:value-type="float" office:value="0.5718">
                <text:p>0.5718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8904">
                <text:p>0.8904</text:p>
              </table:table-cell>
              <table:table-cell office:value-type="float" office:value="0.4815">
                <text:p>0.4815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8993">
                <text:p>0.8993</text:p>
              </table:table-cell>
              <table:table-cell office:value-type="float" office:value="0.5595">
                <text:p>0.5595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8945">
                <text:p>0.8945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8945">
                <text:p>0.8945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8895">
                <text:p>0.8895</text:p>
              </table:table-cell>
              <table:table-cell office:value-type="float" office:value="0.4734">
                <text:p>0.4734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8935">
                <text:p>0.8935</text:p>
              </table:table-cell>
              <table:table-cell office:value-type="float" office:value="0.5102">
                <text:p>0.5102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8896">
                <text:p>0.8896</text:p>
              </table:table-cell>
              <table:table-cell office:value-type="float" office:value="0.4748">
                <text:p>0.4748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8895">
                <text:p>0.8895</text:p>
              </table:table-cell>
              <table:table-cell office:value-type="float" office:value="0.4734">
                <text:p>0.4734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8895">
                <text:p>0.8895</text:p>
              </table:table-cell>
              <table:table-cell office:value-type="float" office:value="0.4734">
                <text:p>0.4734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8895">
                <text:p>0.8895</text:p>
              </table:table-cell>
              <table:table-cell office:value-type="float" office:value="0.4734">
                <text:p>0.4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4cm" svg:height="15.875cm" xlink:href=".." xlink:type="simple" chart:class="chart:line" chart:style-name="ch1">
        <chart:title svg:x="8.065cm" svg:y="0.453cm" chart:style-name="ch2">
          <text:p>Acc. et F-m (macro) selon les modèles - RF50 rel</text:p>
        </chart:title>
        <chart:subtitle svg:x="10.42cm" svg:y="1.549cm" chart:style-name="ch3">
          <text:p>Deft2011 train et deft2011 test</text:p>
        </chart:subtitle>
        <chart:legend chart:legend-position="end" svg:x="20.88cm" svg:y="7.389cm" style:legend-expansion="high" chart:style-name="ch4"/>
        <chart:plot-area chart:style-name="ch5" table:cell-range-address="'ngramChar rel'.C2:'ngramChar rel'.E57" chart:data-source-has-labels="both" svg:x="1.533cm" svg:y="2.549cm" svg:width="18.825cm" svg:height="12.028cm">
          <chartooo:coordinate-region svg:x="2.26cm" svg:y="2.549cm" svg:width="17.957cm" svg:height="10.698cm"/>
          <chart:axis chart:dimension="x" chart:name="primary-x" chart:style-name="ch6" chartooo:axis-type="auto">
            <chartooo:date-scale/>
            <chart:title svg:x="9.406cm" svg:y="14.894cm" chart:style-name="ch7">
              <text:p>Modèles ngramChar</text:p>
            </chart:title>
            <chart:categories table:cell-range-address="'ngramChar rel'.C3:'ngramChar rel'.C57"/>
          </chart:axis>
          <chart:axis chart:dimension="y" chart:name="primary-y" chart:style-name="ch6">
            <chart:title svg:x="0.451cm" svg:y="10.009cm" chart:style-name="ch8">
              <text:p>Acc. et F-m (macro)</text:p>
            </chart:title>
            <chart:grid chart:style-name="ch9" chart:class="major"/>
          </chart:axis>
          <chart:series chart:style-name="ch10" chart:values-cell-range-address="'ngramChar rel'.D3:'ngramChar rel'.D57" chart:label-cell-address="'ngramChar rel'.D2:'ngramChar rel'.D2" chart:class="chart:line">
            <chart:data-point chart:repeated="55"/>
          </chart:series>
          <chart:series chart:style-name="ch11" chart:values-cell-range-address="'ngramChar rel'.E3:'ngramChar rel'.E57" chart:label-cell-address="'ngramChar rel'.E2:'ngramChar rel'.E2" chart:class="chart:line"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ngramChar rel'.D2:'ngramChar rel'.D2</svg:desc>
                </draw:g>
              </table:table-cell>
              <table:table-cell office:value-type="string">
                <text:p>Macromoyenne F-mesure</text:p>
                <draw:g>
                  <svg:desc>'ngramChar rel'.E2:'ngramChar rel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</text:p>
                <draw:g>
                  <svg:desc>'ngramChar rel'.C3:'ngramChar rel'.C57</svg:desc>
                </draw:g>
              </table:table-cell>
              <table:table-cell office:value-type="float" office:value="0.9624">
                <text:p>0.9624</text:p>
                <draw:g>
                  <svg:desc>'ngramChar rel'.D3:'ngramChar rel'.D57</svg:desc>
                </draw:g>
              </table:table-cell>
              <table:table-cell office:value-type="float" office:value="0.8971">
                <text:p>0.8971</text:p>
                <draw:g>
                  <svg:desc>'ngramChar rel'.E3:'ngramChar rel'.E57</svg:desc>
                </draw:g>
              </table:table-cell>
            </table:table-row>
            <table:table-row>
              <table:table-cell office:value-type="string">
                <text:p>1-2</text:p>
              </table:table-cell>
              <table:table-cell office:value-type="float" office:value="0.9645">
                <text:p>0.9645</text:p>
              </table:table-cell>
              <table:table-cell office:value-type="float" office:value="0.9039">
                <text:p>0.9039</text:p>
              </table:table-cell>
            </table:table-row>
            <table:table-row>
              <table:table-cell office:value-type="string">
                <text:p>1-3</text:p>
              </table:table-cell>
              <table:table-cell office:value-type="float" office:value="0.9669">
                <text:p>0.9669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-4</text:p>
              </table:table-cell>
              <table:table-cell office:value-type="float" office:value="0.9599">
                <text:p>0.9599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0.9549">
                <text:p>0.9549</text:p>
              </table:table-cell>
              <table:table-cell office:value-type="float" office:value="0.8666">
                <text:p>0.8666</text:p>
              </table:table-cell>
            </table:table-row>
            <table:table-row>
              <table:table-cell office:value-type="string">
                <text:p>1-6</text:p>
              </table:table-cell>
              <table:table-cell office:value-type="float" office:value="0.9466">
                <text:p>0.9466</text:p>
              </table:table-cell>
              <table:table-cell office:value-type="float" office:value="0.8338">
                <text:p>0.8338</text:p>
              </table:table-cell>
            </table:table-row>
            <table:table-row>
              <table:table-cell office:value-type="string">
                <text:p>1-7</text:p>
              </table:table-cell>
              <table:table-cell office:value-type="float" office:value="0.9429">
                <text:p>0.9429</text:p>
              </table:table-cell>
              <table:table-cell office:value-type="float" office:value="0.8166">
                <text:p>0.8166</text:p>
              </table:table-cell>
            </table:table-row>
            <table:table-row>
              <table:table-cell office:value-type="string">
                <text:p>1-8</text:p>
              </table:table-cell>
              <table:table-cell office:value-type="float" office:value="0.9343">
                <text:p>0.9343</text:p>
              </table:table-cell>
              <table:table-cell office:value-type="float" office:value="0.7785">
                <text:p>0.7785</text:p>
              </table:table-cell>
            </table:table-row>
            <table:table-row>
              <table:table-cell office:value-type="string">
                <text:p>1-9</text:p>
              </table:table-cell>
              <table:table-cell office:value-type="float" office:value="0.9268">
                <text:p>0.9268</text:p>
              </table:table-cell>
              <table:table-cell office:value-type="float" office:value="0.7392">
                <text:p>0.7392</text:p>
              </table:table-cell>
            </table:table-row>
            <table:table-row>
              <table:table-cell office:value-type="string">
                <text:p>1-10</text:p>
              </table:table-cell>
              <table:table-cell office:value-type="float" office:value="0.9223">
                <text:p>0.9223</text:p>
              </table:table-cell>
              <table:table-cell office:value-type="float" office:value="0.7152">
                <text:p>0.7152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967">
                <text:p>0.967</text:p>
              </table:table-cell>
              <table:table-cell office:value-type="float" office:value="0.9115">
                <text:p>0.9115</text:p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0.9649">
                <text:p>0.9649</text:p>
              </table:table-cell>
              <table:table-cell office:value-type="float" office:value="0.9036">
                <text:p>0.9036</text:p>
              </table:table-cell>
            </table:table-row>
            <table:table-row>
              <table:table-cell office:value-type="string">
                <text:p>2-4</text:p>
              </table:table-cell>
              <table:table-cell office:value-type="float" office:value="0.9593">
                <text:p>0.9593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2-5</text:p>
              </table:table-cell>
              <table:table-cell office:value-type="float" office:value="0.9549">
                <text:p>0.9549</text:p>
              </table:table-cell>
              <table:table-cell office:value-type="float" office:value="0.8659">
                <text:p>0.8659</text:p>
              </table:table-cell>
            </table:table-row>
            <table:table-row>
              <table:table-cell office:value-type="string">
                <text:p>2-6</text:p>
              </table:table-cell>
              <table:table-cell office:value-type="float" office:value="0.9451">
                <text:p>0.9451</text:p>
              </table:table-cell>
              <table:table-cell office:value-type="float" office:value="0.8268">
                <text:p>0.8268</text:p>
              </table:table-cell>
            </table:table-row>
            <table:table-row>
              <table:table-cell office:value-type="string">
                <text:p>2-7</text:p>
              </table:table-cell>
              <table:table-cell office:value-type="float" office:value="0.9365">
                <text:p>0.9365</text:p>
              </table:table-cell>
              <table:table-cell office:value-type="float" office:value="0.7883">
                <text:p>0.7883</text:p>
              </table:table-cell>
            </table:table-row>
            <table:table-row>
              <table:table-cell office:value-type="string">
                <text:p>2-8</text:p>
              </table:table-cell>
              <table:table-cell office:value-type="float" office:value="0.932">
                <text:p>0.932</text:p>
              </table:table-cell>
              <table:table-cell office:value-type="float" office:value="0.7662">
                <text:p>0.7662</text:p>
              </table:table-cell>
            </table:table-row>
            <table:table-row>
              <table:table-cell office:value-type="string">
                <text:p>2-9</text:p>
              </table:table-cell>
              <table:table-cell office:value-type="float" office:value="0.9287">
                <text:p>0.9287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2-10</text:p>
              </table:table-cell>
              <table:table-cell office:value-type="float" office:value="0.9194">
                <text:p>0.9194</text:p>
              </table:table-cell>
              <table:table-cell office:value-type="float" office:value="0.6982">
                <text:p>0.6982</text:p>
              </table:table-cell>
            </table:table-row>
            <table:table-row>
              <table:table-cell office:value-type="string">
                <text:p>3-3</text:p>
              </table:table-cell>
              <table:table-cell office:value-type="float" office:value="0.9612">
                <text:p>0.9612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0.9536">
                <text:p>0.9536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3-5</text:p>
              </table:table-cell>
              <table:table-cell office:value-type="float" office:value="0.946">
                <text:p>0.946</text:p>
              </table:table-cell>
              <table:table-cell office:value-type="float" office:value="0.8309">
                <text:p>0.8309</text:p>
              </table:table-cell>
            </table:table-row>
            <table:table-row>
              <table:table-cell office:value-type="string">
                <text:p>3-6</text:p>
              </table:table-cell>
              <table:table-cell office:value-type="float" office:value="0.9395">
                <text:p>0.9395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3-7</text:p>
              </table:table-cell>
              <table:table-cell office:value-type="float" office:value="0.9351">
                <text:p>0.9351</text:p>
              </table:table-cell>
              <table:table-cell office:value-type="float" office:value="0.7808">
                <text:p>0.7808</text:p>
              </table:table-cell>
            </table:table-row>
            <table:table-row>
              <table:table-cell office:value-type="string">
                <text:p>3-8</text:p>
              </table:table-cell>
              <table:table-cell office:value-type="float" office:value="0.9256">
                <text:p>0.9256</text:p>
              </table:table-cell>
              <table:table-cell office:value-type="float" office:value="0.7345">
                <text:p>0.7345</text:p>
              </table:table-cell>
            </table:table-row>
            <table:table-row>
              <table:table-cell office:value-type="string">
                <text:p>3-9</text:p>
              </table:table-cell>
              <table:table-cell office:value-type="float" office:value="0.9217">
                <text:p>0.9217</text:p>
              </table:table-cell>
              <table:table-cell office:value-type="float" office:value="0.7109">
                <text:p>0.7109</text:p>
              </table:table-cell>
            </table:table-row>
            <table:table-row>
              <table:table-cell office:value-type="string">
                <text:p>3-10</text:p>
              </table:table-cell>
              <table:table-cell office:value-type="float" office:value="0.918">
                <text:p>0.918</text:p>
              </table:table-cell>
              <table:table-cell office:value-type="float" office:value="0.6894">
                <text:p>0.6894</text:p>
              </table:table-cell>
            </table:table-row>
            <table:table-row>
              <table:table-cell office:value-type="string">
                <text:p>4-4</text:p>
              </table:table-cell>
              <table:table-cell office:value-type="float" office:value="0.9473">
                <text:p>0.9473</text:p>
              </table:table-cell>
              <table:table-cell office:value-type="float" office:value="0.8355">
                <text:p>0.8355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0.9354">
                <text:p>0.9354</text:p>
              </table:table-cell>
              <table:table-cell office:value-type="float" office:value="0.7836">
                <text:p>0.7836</text:p>
              </table:table-cell>
            </table:table-row>
            <table:table-row>
              <table:table-cell office:value-type="string">
                <text:p>4-6</text:p>
              </table:table-cell>
              <table:table-cell office:value-type="float" office:value="0.9299">
                <text:p>0.9299</text:p>
              </table:table-cell>
              <table:table-cell office:value-type="float" office:value="0.7574">
                <text:p>0.7574</text:p>
              </table:table-cell>
            </table:table-row>
            <table:table-row>
              <table:table-cell office:value-type="string">
                <text:p>4-7</text:p>
              </table:table-cell>
              <table:table-cell office:value-type="float" office:value="0.924">
                <text:p>0.924</text:p>
              </table:table-cell>
              <table:table-cell office:value-type="float" office:value="0.7225">
                <text:p>0.7225</text:p>
              </table:table-cell>
            </table:table-row>
            <table:table-row>
              <table:table-cell office:value-type="string">
                <text:p>4-8</text:p>
              </table:table-cell>
              <table:table-cell office:value-type="float" office:value="0.9178">
                <text:p>0.9178</text:p>
              </table:table-cell>
              <table:table-cell office:value-type="float" office:value="0.6889">
                <text:p>0.6889</text:p>
              </table:table-cell>
            </table:table-row>
            <table:table-row>
              <table:table-cell office:value-type="string">
                <text:p>4-9</text:p>
              </table:table-cell>
              <table:table-cell office:value-type="float" office:value="0.9142">
                <text:p>0.9142</text:p>
              </table:table-cell>
              <table:table-cell office:value-type="float" office:value="0.6665">
                <text:p>0.6665</text:p>
              </table:table-cell>
            </table:table-row>
            <table:table-row>
              <table:table-cell office:value-type="string">
                <text:p>4-10</text:p>
              </table:table-cell>
              <table:table-cell office:value-type="float" office:value="0.9115">
                <text:p>0.9115</text:p>
              </table:table-cell>
              <table:table-cell office:value-type="float" office:value="0.6506">
                <text:p>0.6506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.9234">
                <text:p>0.9234</text:p>
              </table:table-cell>
              <table:table-cell office:value-type="float" office:value="0.7213">
                <text:p>0.7213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0.9188">
                <text:p>0.9188</text:p>
              </table:table-cell>
              <table:table-cell office:value-type="float" office:value="0.6943">
                <text:p>0.6943</text:p>
              </table:table-cell>
            </table:table-row>
            <table:table-row>
              <table:table-cell office:value-type="string">
                <text:p>5-7</text:p>
              </table:table-cell>
              <table:table-cell office:value-type="float" office:value="0.9158">
                <text:p>0.9158</text:p>
              </table:table-cell>
              <table:table-cell office:value-type="float" office:value="0.6769">
                <text:p>0.6769</text:p>
              </table:table-cell>
            </table:table-row>
            <table:table-row>
              <table:table-cell office:value-type="string">
                <text:p>5-8</text:p>
              </table:table-cell>
              <table:table-cell office:value-type="float" office:value="0.9121">
                <text:p>0.9121</text:p>
              </table:table-cell>
              <table:table-cell office:value-type="float" office:value="0.6529">
                <text:p>0.6529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0.9083">
                <text:p>0.9083</text:p>
              </table:table-cell>
              <table:table-cell office:value-type="float" office:value="0.6279">
                <text:p>0.6279</text:p>
              </table:table-cell>
            </table:table-row>
            <table:table-row>
              <table:table-cell office:value-type="string">
                <text:p>5-10</text:p>
              </table:table-cell>
              <table:table-cell office:value-type="float" office:value="0.9065">
                <text:p>0.9065</text:p>
              </table:table-cell>
              <table:table-cell office:value-type="float" office:value="0.6167">
                <text:p>0.6167</text:p>
              </table:table-cell>
            </table:table-row>
            <table:table-row>
              <table:table-cell office:value-type="string">
                <text:p>6-6</text:p>
              </table:table-cell>
              <table:table-cell office:value-type="float" office:value="0.9111">
                <text:p>0.9111</text:p>
              </table:table-cell>
              <table:table-cell office:value-type="float" office:value="0.6456">
                <text:p>0.6456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0.9074">
                <text:p>0.9074</text:p>
              </table:table-cell>
              <table:table-cell office:value-type="float" office:value="0.6204">
                <text:p>0.6204</text:p>
              </table:table-cell>
            </table:table-row>
            <table:table-row>
              <table:table-cell office:value-type="string">
                <text:p>6-8</text:p>
              </table:table-cell>
              <table:table-cell office:value-type="float" office:value="0.9074">
                <text:p>0.9074</text:p>
              </table:table-cell>
              <table:table-cell office:value-type="float" office:value="0.6212">
                <text:p>0.6212</text:p>
              </table:table-cell>
            </table:table-row>
            <table:table-row>
              <table:table-cell office:value-type="string">
                <text:p>6-9</text:p>
              </table:table-cell>
              <table:table-cell office:value-type="float" office:value="0.9059">
                <text:p>0.9059</text:p>
              </table:table-cell>
              <table:table-cell office:value-type="float" office:value="0.6085">
                <text:p>0.6085</text:p>
              </table:table-cell>
            </table:table-row>
            <table:table-row>
              <table:table-cell office:value-type="string">
                <text:p>6-10</text:p>
              </table:table-cell>
              <table:table-cell office:value-type="float" office:value="0.8982">
                <text:p>0.8982</text:p>
              </table:table-cell>
              <table:table-cell office:value-type="float" office:value="0.5524">
                <text:p>0.5524</text:p>
              </table:table-cell>
            </table:table-row>
            <table:table-row>
              <table:table-cell office:value-type="string">
                <text:p>7-7</text:p>
              </table:table-cell>
              <table:table-cell office:value-type="float" office:value="0.9041">
                <text:p>0.9041</text:p>
              </table:table-cell>
              <table:table-cell office:value-type="float" office:value="0.5968">
                <text:p>0.5968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0.9024">
                <text:p>0.9024</text:p>
              </table:table-cell>
              <table:table-cell office:value-type="float" office:value="0.5839">
                <text:p>0.5839</text:p>
              </table:table-cell>
            </table:table-row>
            <table:table-row>
              <table:table-cell office:value-type="string">
                <text:p>7-9</text:p>
              </table:table-cell>
              <table:table-cell office:value-type="float" office:value="0.9022">
                <text:p>0.9022</text:p>
              </table:table-cell>
              <table:table-cell office:value-type="float" office:value="0.5837">
                <text:p>0.5837</text:p>
              </table:table-cell>
            </table:table-row>
            <table:table-row>
              <table:table-cell office:value-type="string">
                <text:p>7-10</text:p>
              </table:table-cell>
              <table:table-cell office:value-type="float" office:value="0.8966">
                <text:p>0.8966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.8917">
                <text:p>0.8917</text:p>
              </table:table-cell>
              <table:table-cell office:value-type="float" office:value="0.4935">
                <text:p>0.4935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0.8913">
                <text:p>0.8913</text:p>
              </table:table-cell>
              <table:table-cell office:value-type="float" office:value="0.4895">
                <text:p>0.4895</text:p>
              </table:table-cell>
            </table:table-row>
            <table:table-row>
              <table:table-cell office:value-type="string">
                <text:p>8-10</text:p>
              </table:table-cell>
              <table:table-cell office:value-type="float" office:value="0.8904">
                <text:p>0.8904</text:p>
              </table:table-cell>
              <table:table-cell office:value-type="float" office:value="0.4828">
                <text:p>0.4828</text:p>
              </table:table-cell>
            </table:table-row>
            <table:table-row>
              <table:table-cell office:value-type="string">
                <text:p>9-9</text:p>
              </table:table-cell>
              <table:table-cell office:value-type="float" office:value="0.8899">
                <text:p>0.8899</text:p>
              </table:table-cell>
              <table:table-cell office:value-type="float" office:value="0.4775">
                <text:p>0.4775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0.8901">
                <text:p>0.8901</text:p>
              </table:table-cell>
              <table:table-cell office:value-type="float" office:value="0.4788">
                <text:p>0.4788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0.8898">
                <text:p>0.8898</text:p>
              </table:table-cell>
              <table:table-cell office:value-type="float" office:value="0.4761">
                <text:p>0.47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